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</text:p>
      <text:p text:style-name="P1"/>
      <text:list xml:id="list5584836870174005864" text:style-name="L1">
        <text:list-item>
          <text:p text:style-name="P2">add questions by domain/category and level</text:p>
          <text:list>
            <text:list-item>
              <text:p text:style-name="P2">assign the domain to à question form</text:p>
            </text:list-item>
            <text:list-item>
              <text:p text:style-name="P2">give access rights to the question form</text:p>
            </text:list-item>
          </text:list>
        </text:list-item>
        <text:list-item>
          <text:p text:style-name="P2">create a question form</text:p>
          <text:list>
            <text:list-item>
              <text:p text:style-name="P2">add questions</text:p>
            </text:list-item>
            <text:list-item>
              <text:p text:style-name="P2">give access rights</text:p>
            </text:list-item>
          </text:list>
        </text:list-item>
        <text:list-item>
          <text:p text:style-name="P2">see lasts results</text:p>
          <text:list>
            <text:list-item>
              <text:p text:style-name="P2">see individual results </text:p>
            </text:list-item>
            <text:list-item>
              <text:p text:style-name="P2">print/send by mail.</text:p>
            </text:list-item>
          </text:list>
        </text:list-item>
      </text:list>
      <text:p text:style-name="P1"/>
      <text:p text:style-name="P1">The admin decides whether the the question can be answered several times. This will be done with a token generated with the question paper.</text:p>
      <text:p text:style-name="P1">The admin can give a level to a question or to a question form.</text:p>
      <text:p text:style-name="P1">The admin can also decide to recieve the answers by mail or simply be notified on his account or no notification.</text:p>
      <text:p text:style-name="P1"/>
      <text:p text:style-name="P1">When adding a question, the admin can choose which type of answer will be expected. Input text, select, textarea, checkbox(simple multiple).</text:p>
      <text:p text:style-name="P1"/>
      <text:p text:style-name="P1"/>
      <text:p text:style-name="P1">User</text:p>
      <text:p text:style-name="P1"/>
      <text:p text:style-name="P1">Either</text:p>
      <text:p text:style-name="P1">connect and see the questions form assign to him and access the forms.</text:p>
      <text:p text:style-name="P1"/>
      <text:p text:style-name="P1">OR</text:p>
      <text:p text:style-name="P1">access directly the form with a password or using a public/private link to answer the form.</text:p>
      <text:p text:style-name="P1"/>
      <text:p text:style-name="P1">Answers the form</text:p>
      <text:p text:style-name="P1"/>
      <text:p text:style-name="P1">The answered are sent to the admin if he requested to be notified.</text:p>
      <text:list xml:id="list6239379378025658157" text:style-name="L2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lid Sookia</meta:initial-creator>
    <meta:creation-date>2014-09-12T09:58:39.46</meta:creation-date>
    <meta:document-statistic meta:table-count="0" meta:image-count="0" meta:object-count="0" meta:page-count="1" meta:paragraph-count="21" meta:word-count="176" meta:character-count="962"/>
    <dc:date>2014-09-19T10:19:56.54</dc:date>
    <dc:creator>Khalid Sookia</dc:creator>
    <meta:editing-duration>P7DT6M5S</meta:editing-duration>
    <meta:editing-cycles>1</meta:editing-cycles>
    <meta:generator>OpenOffice/4.0.1$Win32 OpenOffice.org_project/401m5$Build-9714</meta:generator>
  </office:meta>
</office:document-meta>
</file>